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552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10 Pitch'" style:font-pitch="fixed" fo:font-size="22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Reinstall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PR2 reinstall process is based on a USB installer</text:p>
              </text:list-item>
            </text:list>
            <text:list text:continue-numbering="true" text:style-name="L2">
              <text:list-item>
                <text:list>
                  <text:list-item>
                    <text:p>The USB stick can be used to install the basestation</text:p>
                  </text:list-item>
                  <text:list-item>
                    <text:p>The basestation contains all the packages necessary to reinstall the PR2</text:p>
                  </text:list-item>
                  <text:list-item>
                    <text:p>All of this can be performed on a completely isolated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fore you begin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The install process wipes the disk in c1.</text:p>
              </text:list-item>
            </text:list>
            <text:list text:continue-numbering="true" text:style-name="L2">
              <text:list-item>
                <text:list>
                  <text:list-item>
                    <text:p>All user data stored here will be lost.</text:p>
                  </text:list-item>
                </text:list>
              </text:list-item>
            </text:list>
            <text:list text:continue-numbering="true" text:style-name="L2">
              <text:list-item>
                <text:p>You may want to back up the user accounts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3">$ pr2-usermigrate save robot.users</text:span></text:p>
                  </text:list-header>
                  <text:list-item>
                    <text:p>Store the file robot.users somewhere safe</text:p>
                  </text:list-item>
                </text:list>
              </text:list-item>
            </text:list>
            <text:list text:continue-numbering="true" text:style-name="L2">
              <text:list-item>
                <text:p>Any users with home directories in /pr/2 should have their contents preserved</text:p>
              </text:list-item>
              <text:list-item>
                <text:p>However, you should never leave anything irreplaceable on the robot during an instal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Making a USB Installer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Acquire a 4GB USB-stick</text:p>
              </text:list-item>
              <text:list-item>
                <text:p>Download the most recent .tgz file from the ros website &lt;INSERT URL HERE&gt;</text:p>
              </text:list-item>
              <text:list-item>
                <text:p>Untar the file and it will contain:</text:p>
              </text:list-item>
            </text:list>
            <text:list text:continue-numbering="true" text:style-name="L2">
              <text:list-item>
                <text:list>
                  <text:list-item>
                    <text:p>install_dev1</text:p>
                  </text:list-item>
                  <text:list-item>
                    <text:p>install_dev2</text:p>
                  </text:list-item>
                  <text:list-item>
                    <text:p>createusb.py</text:p>
                  </text:list-item>
                </text:list>
              </text:list-item>
            </text:list>
            <text:list text:continue-numbering="true" text:style-name="L2">
              <text:list-item>
                <text:p>Run the USB installer with the path to the USB device to install on</text:p>
                <text:p/>
              </text:list-item>
            </text:list>
          </draw:text-box>
        </draw:frame>
        <draw:frame draw:style-name="gr4" draw:text-style-name="P5" draw:layer="layout" svg:width="15.239cm" svg:height="2.055cm" svg:x="1.906cm" svg:y="17.262cm">
          <draw:text-box>
            <text:p text:style-name="P4"><text:span text:style-name="T4">$ cd basestation_installer</text:span></text:p>
            <text:p text:style-name="P4"><text:span text:style-name="T4">$ ./createusb.py /dev/sd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stalling the Basestation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Put the USB installer in the basestation and reboot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Hit &lt;DEL&gt; while booting</text:span></text:p>
                  </text:list-item>
                  <text:list-item>
                    <text:p><text:span text:style-name="T6">Choose “Advanced BIOS Features”</text:span></text:p>
                  </text:list-item>
                  <text:list-item>
                    <text:p><text:span text:style-name="T6">Choose “Hard Disk Boot Priority”</text:span></text:p>
                  </text:list-item>
                  <text:list-item>
                    <text:p><text:span text:style-name="T6">Select the drive listed as “USB-HDD0” and hit page-up to move it to the top of the list</text:span></text:p>
                  </text:list-item>
                  <text:list-item>
                    <text:p><text:span text:style-name="T6">Hit &lt;F10&gt; to save and exit setup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Installer should proceed automatically</text:span></text:p>
              </text:list-item>
              <text:list-item>
                <text:p><text:span text:style-name="T5">When complete hit Enter, and remove USB stick</text:span></text:p>
              </text:list-item>
              <text:list-item>
                <text:p><text:span text:style-name="T5">Once the basestation boots, you will probably want to configure it with it's proper name and IP addres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talling a robot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lug the robot into the service port of the basestation</text:p>
              </text:list-item>
              <text:list-item>
                <text:p>On the basestation run the robot installer</text:p>
                <text:p/>
              </text:list-item>
              <text:list-item>
                <text:p>Reboot the robot with the netboot option</text:p>
                <text:p/>
              </text:list-item>
              <text:list-item>
                <text:p>Netconsole will eventually connect to robot</text:p>
              </text:list-item>
              <text:list-item>
                <text:p>Hit enter to install the robot</text:p>
              </text:list-item>
              <text:list-item>
                <text:p>The robot will shutdown when installation complete</text:p>
              </text:list-item>
              <text:list-item>
                <text:p>Proceed with appropriate configuration as discussed in previous workshop</text:p>
              </text:list-item>
            </text:list>
          </draw:text-box>
        </draw:frame>
        <draw:frame draw:style-name="gr4" draw:text-style-name="P5" draw:layer="layout" svg:width="15.239cm" svg:height="1.153cm" svg:x="2.541cm" svg:y="7.737cm">
          <draw:text-box>
            <text:p text:style-name="P4"><text:span text:style-name="T4">$ sudo robot-install</text:span></text:p>
          </draw:text-box>
        </draw:frame>
        <draw:frame draw:style-name="gr4" draw:text-style-name="P5" draw:layer="layout" svg:width="18.414cm" svg:height="1.153cm" svg:x="2.541cm" svg:y="10.795cm">
          <draw:text-box>
            <text:p text:style-name="P4"><text:span text:style-name="T4">$ sudo pr2-shutdown --netboot --reboo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storing data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f you backed up user accounts, you can restore them now</text:span></text:p>
              </text:list-item>
            </text:list>
            <text:list text:continue-numbering="true" text:style-name="L2">
              <text:list-item>
                <text:list>
                  <text:list-item>
                    <text:p><text:span text:style-name="T6">Get the robot.users file back onto the robot</text:span></text:p>
                    <text:p><text:span text:style-name="T7">$ pr2-usermigrate load robot.users</text:span></text:p>
                  </text:list-item>
                </text:list>
              </text:list-item>
            </text:list>
            <text:list text:continue-numbering="true" text:style-name="L2">
              <text:list-item>
                <text:p><text:span text:style-name="T5">For any user with a home directory on c2, you will need to recreate their symlink in “/u”</text:span></text:p>
              </text:list-item>
            </text:list>
            <text:list text:continue-numbering="true" text:style-name="L2">
              <text:list-item>
                <text:list>
                  <text:list-header>
                    <text:p><text:span text:style-name="T7">$ rm /u/leibs</text:span></text:p>
                    <text:p><text:span text:style-name="T7">$ ln -sf /pr/2/leibs /u/leib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torialtemplate-outline1" style:family="presentation">
      <style:graphic-properties draw:stroke="none" draw:fill="none" draw:auto-grow-height="false" draw:fit-to-size="shrink-to-fit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7cm">
        <draw:text-box>
          <text:p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><text:span text:style-name="MT2"><text:page-number>&lt;number&gt;</text:page-number></text:span></text:p>
        </draw:text-box>
      </draw:frame>
      <draw:frame draw:style-name="Mgr5" draw:text-style-name="MP5" draw:layer="backgroundobjects" svg:width="12.101cm" svg:height="0.831cm" svg:x="14.569cm" svg:y="19.948cm">
        <draw:text-box>
          <text:p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6T09:08:13</meta:creation-date>
    <meta:editing-duration>PT15H12M45S</meta:editing-duration>
    <meta:editing-cycles>32</meta:editing-cycles>
    <meta:generator>OpenOffice.org/3.1$Unix OpenOffice.org_project/310m19$Build-9420</meta:generator>
    <meta:initial-creator>Jeremy Leibs</meta:initial-creator>
    <dc:date>2010-04-07T11:14:46</dc:date>
    <dc:creator>Jeremy Leibs</dc:creator>
    <meta:document-statistic meta:object-count="81"/>
    <meta:template xlink:type="simple" xlink:actuate="onRequest" xlink:title="tutorialtemplate" xlink:href="../tutorialtemplate.otp" meta:date="2010-03-16T09:08:13"/>
  </office:meta>
</office:document-meta>
</file>